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float" office:value="1179" calcext:value-type="float">
            <text:p>1179</text:p>
          </table:table-cell>
          <table:table-cell table:formula="of:=[.B1]/SUM([.$B$1:.$B$8])*100" office:value-type="float" office:value="13.8185654008439" calcext:value-type="float">
            <text:p>13.81856540084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-100</text:p>
          </table:table-cell>
          <table:table-cell office:value-type="float" office:value="2054" calcext:value-type="float">
            <text:p>2054</text:p>
          </table:table-cell>
          <table:table-cell table:formula="of:=[.B2]/SUM([.$B$1:.$B$8])*100" office:value-type="float" office:value="24.0740740740741" calcext:value-type="float">
            <text:p>24.0740740740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-150</text:p>
          </table:table-cell>
          <table:table-cell office:value-type="float" office:value="1147" calcext:value-type="float">
            <text:p>1147</text:p>
          </table:table-cell>
          <table:table-cell table:formula="of:=[.B3]/SUM([.$B$1:.$B$8])*100" office:value-type="float" office:value="13.4435067979372" calcext:value-type="float">
            <text:p>13.4435067979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1-200</text:p>
          </table:table-cell>
          <table:table-cell office:value-type="float" office:value="2901" calcext:value-type="float">
            <text:p>2901</text:p>
          </table:table-cell>
          <table:table-cell table:formula="of:=[.B4]/SUM([.$B$1:.$B$8])*100" office:value-type="float" office:value="34.0014064697609" calcext:value-type="float">
            <text:p>34.00140646976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875" calcext:value-type="float">
            <text:p>875</text:p>
          </table:table-cell>
          <table:table-cell table:formula="of:=[.B5]/SUM([.$B$1:.$B$8])*100" office:value-type="float" office:value="10.2555086732302" calcext:value-type="float">
            <text:p>10.2555086732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332" calcext:value-type="float">
            <text:p>332</text:p>
          </table:table-cell>
          <table:table-cell table:formula="of:=[.B6]/SUM([.$B$1:.$B$8])*100" office:value-type="float" office:value="3.89123300515706" calcext:value-type="float">
            <text:p>3.891233005157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111" calcext:value-type="float">
            <text:p>111</text:p>
          </table:table-cell>
          <table:table-cell table:formula="of:=[.B7]/SUM([.$B$1:.$B$8])*100" office:value-type="float" office:value="1.28427629295384" calcext:value-type="float">
            <text:p>1.28427629295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500</text:p>
          </table:table-cell>
          <table:table-cell office:value-type="float" office:value="44" calcext:value-type="float">
            <text:p>44</text:p>
          </table:table-cell>
          <table:table-cell table:formula="of:=[.B8]/SUM([.$B$1:.$B$8])*100" office:value-type="float" office:value="0.515705578996718" calcext:value-type="float">
            <text:p>0.515705578996718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{1: [104, 154, 42, 222, 146, 51, 18, 2], 2: [84, 177, 55, 175, 128, 39, 8, 0], 3: [99, 118, 66, 282, 98, 31, 0, 0], 4: [27, 132, 130, 368, 51, 2, 0, 1], 5: [73, 180, 153, 300, 32, 2, 0, 0], 6: [117, 200, 104, 265, 15, 1, 0, 0], 7: [40, 185, 187, 329, 1, 0, 0, 0], 8: [130, 246, 125, 242, 0, 0, 0, 0], 9: [165, 235, 84, 196, 37, 0, 0, 0], 10: [188, 192, 81, 151, 57, 65, 1, 0], 11: [37, 118, 87, 239, 158, 57, 13, 11], 12: [115, 117, 33, 132, 152, 84, 71, 30]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8:30:01.60905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42:49.128505656</meta:creation-date>
    <dc:date>2016-11-25T18:45:23.458794183</dc:date>
    <meta:editing-duration>PT8H57M29S</meta:editing-duration>
    <meta:editing-cycles>3</meta:editing-cycles>
    <meta:generator>LibreOffice/5.2.3.3$Linux_X86_64 LibreOffice_project/20m0$Build-3</meta:generator>
    <meta:document-statistic meta:table-count="1" meta:cell-count="25" meta:object-count="0"/>
  </office:meta>
</office:document-meta>
</file>